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mmary</text:p>
      <text:p text:style-name="Standard"/>
      <text:p text:style-name="Standard">Chapter 4 of William Stallings’ “Computer Organization and Architecture” focuses on internal memory characteristics, including location, capacity, access methods, performance, and physical types. It distinguishes between internal and external memory, detailing the unit of transfer and the addressable unit. Various access methods are discussed, such as sequential, direct, random, and associative access, highlighting their impact on access time. The chapter explains memory hierarchy, including registers, cache levels, and main memory, while addressing performance metrics such as access and cycle time. It also covers types of memory (e.g., RAM, ROM), their organization, refreshing mechanisms, and error correction techniques. Additionally, the chapter explores cache design, mapping functions, replacement algorithms, and write policies, emphasizing the balance between speed and cost in memory systems.</text:p>
      <text:p text:style-name="Standard"/>
      <text:p text:style-name="Standard">Key Insights</text:p>
      <text:p text:style-name="Standard">Understanding memory hierarchy is crucial for optimizing system performance, with various levels of cache playing a significant role.</text:p>
      <text:p text:style-name="Standard">Access methods significantly influence performance, with random access being the fastest compared to sequential access.</text:p>
      <text:p text:style-name="Standard">There is a trade-off between memory speed and cost, affecting the design and implementation of computer systems.</text:p>
      <text:p text:style-name="Standard">Error correction codes, like Hamming code, are essential for maintaining data integrity in memory.</text:p>
      <text:p text:style-name="Standard">Newer memory technologies, such as SDRAM, allow for synchronized access, improving efficiency in data retrieval.</text:p>
      <text:p text:style-name="Standard">Frequently Asked Questions</text:p>
      <text:p text:style-name="Standard">What are the main types of internal memory discussed in the chapter?</text:p>
      <text:p text:style-name="Standard"/>
      <text:p text:style-name="Standard">The chapter discusses RAM (both static and dynamic), ROM (including PROM, EPROM, EEPROM), and their characteristics and uses in computer systems.</text:p>
      <text:p text:style-name="Standard"/>
      <text:p text:style-name="Standard">How does cache memory improve performance?</text:p>
      <text:p text:style-name="Standard"/>
      <text:p text:style-name="Standard">Cache memory acts as a high-speed intermediary between the CPU and main memory, allowing for faster data access and reducing latency by storing frequently accessed data.</text:p>
      <text:p text:style-name="Standard"/>
      <text:p text:style-name="Standard">What are the different mapping techniques for cache organization?</text:p>
      <text:p text:style-name="Standard"/>
      <text:p text:style-name="Standard">The chapter describes direct mapping, associative mapping, and set associative mapping, each with its own pros and cons regarding efficiency and complexity.</text:p>
      <text:p text:style-name="Standard"/>
      <text:p text:style-name="Standard">What is the significance of refresh circuits in dynamic RAM?</text:p>
      <text:p text:style-name="Standard"/>
      <text:p text:style-name="Standard">Refresh circuits are necessary in dynamic RAM because the stored information can leak, requiring periodic refreshing to maintain data integrity, which can affect overall performance.</text:p>
      <text:p text:style-name="Standard"/>
      <text:p text:style-name="Standard"/>
      <text:p text:style-name="Standard"/>
      <text:p text:style-name="Standard"/>
      <text:p text:style-name="Standard"/>
      <text:p text:style-name="Standard"/>
      <text:p text:style-name="Standard"/>
      <text:p text:style-name="Standard"><text:soft-page-break/>Summary</text:p>
      <text:p text:style-name="Standard"/>
      <text:p text:style-name="Standard">The text discusses various types of external memory used in computer organization and architecture, focusing on magnetic disks, RAID systems, optical storage, and magnetic tape. It explains the structure and functioning of magnetic disks, including fixed and movable head disks, data organization, and formatting. It details different RAID configurations, including RAID 0 through RAID 5, and their respective advantages and disadvantages. The text also covers optical storage media such as CD-ROMs, CD-R, and DVDs, including their formats, capacities, and access speeds. Lastly, it touches on magnetic tape storage, highlighting its use for backup and archiving due to cost-effectiveness, despite its slow access speeds.</text:p>
      <text:p text:style-name="Standard"/>
      <text:p text:style-name="Standard">Key Insights</text:p>
      <text:p text:style-name="Standard">External memory types include magnetic disks, optical storage, and magnetic tape, each serving different purposes in data storage.</text:p>
      <text:p text:style-name="Standard">RAID configurations enhance data reliability and performance, with different levels, such as RAID 0 (striping) and RAID 1 (mirroring), catering to various needs.</text:p>
      <text:p text:style-name="Standard">Optical storage, while having high capacities and mass production advantages, has limitations in terms of speed and read/write capabilities.</text:p>
      <text:p text:style-name="Standard">Magnetic disks are categorized into removable and non-removable types, influencing their use in data transfer and storage solutions.</text:p>
      <text:p text:style-name="Standard">The evolution of storage technologies shows a trend towards increasing capacity and decreasing costs, impacting data management strategies.</text:p>
      <text:p text:style-name="Standard">Frequently Asked Questions</text:p>
      <text:p text:style-name="Standard">What are the main types of external memory discussed?</text:p>
      <text:p text:style-name="Standard"/>
      <text:p text:style-name="Standard">The main types include magnetic disks, RAID systems, optical storage (such as CD-ROMs and DVDs), and magnetic tape.</text:p>
      <text:p text:style-name="Standard"/>
      <text:p text:style-name="Standard">How does RAID enhance data storage?</text:p>
      <text:p text:style-name="Standard"/>
      <text:p text:style-name="Standard">RAID enhances data storage through redundancy and performance improvements, allowing data to be spread across multiple disks for better speed and reliability.</text:p>
      <text:p text:style-name="Standard"/>
      <text:p text:style-name="Standard">What are the advantages and disadvantages of optical storage?</text:p>
      <text:p text:style-name="Standard"/>
      <text:p text:style-name="Standard">Optical storage is advantageous for its large capacity and ease of mass production but is typically slower and may be read-only in certain formats.</text:p>
      <text:p text:style-name="Standard"/>
      <text:p text:style-name="Standard">What is the difference between fixed and movable head disks?</text:p>
      <text:p text:style-name="Standard"/>
      <text:p text:style-name="Standard">Fixed head disks have a stationary read/write head for each track, while movable head disks utilize a single head that moves to access different tracks, impacting data access speed and reli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1:06:56.432322917</meta:creation-date>
    <dc:date>2024-10-07T11:38:06.291810956</dc:date>
    <meta:editing-duration>PT20M48S</meta:editing-duration>
    <meta:editing-cycles>1</meta:editing-cycles>
    <meta:document-statistic meta:table-count="0" meta:image-count="0" meta:object-count="0" meta:page-count="2" meta:paragraph-count="34" meta:word-count="670" meta:character-count="4709" meta:non-whitespace-character-count="4073"/>
    <meta:generator>LibreOffice/24.8.2.1$Linux_X86_64 LibreOffice_project/480$Build-1</meta:generator>
  </office:meta>
</office:document-meta>
</file>